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4.3cm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auto-grow-width="true" fo:min-height="0.498cm" fo:min-width="4.384cm"/>
    </style:style>
    <style:style style:name="gr4" style:family="graphic" style:parent-style-name="standard">
      <style:graphic-properties draw:stroke="none" draw:fill="none" draw:auto-grow-width="true" fo:min-height="0.498cm" fo:min-width="4.104cm"/>
    </style:style>
    <style:style style:name="gr5" style:family="graphic" style:parent-style-name="standard">
      <style:graphic-properties draw:stroke="none" draw:fill="none" draw:auto-grow-width="true" fo:min-height="0.498cm" fo:min-width="2.47cm"/>
    </style:style>
    <style:style style:name="gr6" style:family="graphic" style:parent-style-name="standard">
      <style:graphic-properties draw:stroke="none" draw:fill="none" draw:auto-grow-width="true" fo:min-height="0.498cm" fo:min-width="6.88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9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1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0cm"/>
    </style:style>
    <style:style style:name="gr12" style:family="graphic" style:parent-style-name="standard">
      <style:graphic-properties draw:stroke="none" draw:fill="none" draw:auto-grow-width="true" fo:min-height="0.498cm" fo:min-width="5.577cm"/>
    </style:style>
    <style:style style:name="gr13" style:family="graphic" style:parent-style-name="standard">
      <style:graphic-properties draw:stroke="none" draw:fill="none" draw:auto-grow-width="true" fo:min-height="0.498cm" fo:min-width="1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1.804cm"/>
    </style:style>
    <style:style style:name="gr15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316cm" fo:min-width="0.066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6.661cm"/>
    </style:style>
    <style:style style:name="gr17" style:family="graphic" style:parent-style-name="standard">
      <style:graphic-properties draw:fill-color="#0066cc" draw:textarea-horizontal-align="justify" draw:textarea-vertical-align="middle" draw:auto-grow-height="false" fo:min-height="10.15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19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21" style:family="graphic" style:parent-style-name="standard">
      <style:graphic-properties draw:fill-color="#ff8080" draw:textarea-horizontal-align="justify" draw:textarea-vertical-align="middle" draw:auto-grow-height="false" fo:min-height="1.55cm" fo:min-width="8.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draw:layer="layout" svg:width="4.8cm" svg:height="1.6cm" svg:x="7.2cm" svg:y="3.2cm">
          <text:p text:style-name="P1">CurrentClient : RequestingClient</text:p>
          <draw:enhanced-geometry svg:viewBox="0 0 21600 21600" draw:type="rectangle" draw:enhanced-path="M 0 0 L 21600 0 21600 21600 0 21600 0 0 Z N"/>
        </draw:custom-shape>
        <draw:line draw:style-name="gr2" draw:layer="layout" svg:x1="1.6cm" svg:y1="4cm" svg:x2="7.2cm" svg:y2="4cm">
          <text:p/>
        </draw:line>
        <draw:frame draw:style-name="gr3" draw:text-style-name="P1" draw:layer="layout" svg:width="4.884cm" svg:height="0.748cm" svg:x="1.8cm" svg:y="3.252cm">
          <draw:text-box>
            <text:p text:style-name="P1">RequestingClient(ID)</text:p>
          </draw:text-box>
        </draw:frame>
        <draw:line draw:style-name="gr2" draw:layer="layout" svg:x1="1.8cm" svg:y1="5.6cm" svg:x2="9.4cm" svg:y2="5.6cm">
          <text:p/>
        </draw:line>
        <draw:frame draw:style-name="gr4" draw:text-style-name="P1" draw:layer="layout" svg:width="4.604cm" svg:height="0.748cm" svg:x="1.8cm" svg:y="4.8cm">
          <draw:text-box>
            <text:p text:style-name="P1">InterestProperties()</text:p>
          </draw:text-box>
        </draw:frame>
        <draw:custom-shape draw:style-name="gr1" draw:text-style-name="P1" draw:layer="layout" svg:width="4.8cm" svg:height="1.6cm" svg:x="20cm" svg:y="3.2cm">
          <text:p text:style-name="P1">:Proper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6cm" svg:x="13.6cm" svg:y="3.2cm">
          <text:p text:style-name="P1">:StandardClass</text:p>
          <draw:enhanced-geometry svg:viewBox="0 0 21600 21600" draw:type="rectangle" draw:enhanced-path="M 0 0 L 21600 0 21600 21600 0 21600 0 0 Z N"/>
        </draw:custom-shape>
        <draw:line draw:style-name="gr2" draw:layer="layout" svg:x1="9.8cm" svg:y1="6.4cm" svg:x2="15.8cm" svg:y2="6.4cm">
          <text:p/>
        </draw:line>
        <draw:frame draw:style-name="gr5" draw:text-style-name="P1" draw:layer="layout" svg:width="2.97cm" svg:height="0.748cm" svg:x="10.4cm" svg:y="6.4cm">
          <draw:text-box>
            <text:p text:style-name="P1">Properties()</text:p>
          </draw:text-box>
        </draw:frame>
        <draw:line draw:style-name="gr2" draw:layer="layout" svg:x1="16.2cm" svg:y1="7.2cm" svg:x2="22.2cm" svg:y2="7.2cm">
          <text:p/>
        </draw:line>
        <draw:line draw:style-name="gr2" draw:layer="layout" svg:x1="1.8cm" svg:y1="9.6cm" svg:x2="22.2cm" svg:y2="9.6cm">
          <text:p/>
        </draw:line>
        <draw:frame draw:style-name="gr6" draw:text-style-name="P2" draw:layer="layout" svg:width="8.854cm" svg:height="0.748cm" svg:x="2.4cm" svg:y="8.852cm">
          <draw:text-box>
            <text:p text:style-name="P2">* [for each Property] Description, Photo</text:p>
          </draw:text-box>
        </draw:frame>
        <draw:line draw:style-name="gr7" draw:layer="layout" svg:x1="9.6cm" svg:y1="4.8cm" svg:x2="9.6cm" svg:y2="13.6cm">
          <text:p/>
        </draw:line>
        <draw:custom-shape draw:style-name="gr8" draw:text-style-name="P1" draw:layer="layout" svg:width="0.4cm" svg:height="3.2cm" svg:x="9.4cm" svg:y="5.6cm">
          <text:p/>
          <draw:enhanced-geometry svg:viewBox="0 0 21600 21600" draw:type="rectangle" draw:enhanced-path="M 0 0 L 21600 0 21600 21600 0 21600 0 0 Z N"/>
        </draw:custom-shape>
        <draw:line draw:style-name="gr7" draw:layer="layout" svg:x1="16cm" svg:y1="4.8cm" svg:x2="16cm" svg:y2="13.6cm">
          <text:p/>
        </draw:line>
        <draw:custom-shape draw:style-name="gr9" draw:text-style-name="P1" draw:layer="layout" svg:width="0.4cm" svg:height="2.4cm" svg:x="15.8cm" svg:y="6.4cm">
          <text:p/>
          <draw:enhanced-geometry svg:viewBox="0 0 21600 21600" draw:type="rectangle" draw:enhanced-path="M 0 0 L 21600 0 21600 21600 0 21600 0 0 Z N"/>
        </draw:custom-shape>
        <draw:line draw:style-name="gr7" draw:layer="layout" svg:x1="22.4cm" svg:y1="4.8cm" svg:x2="22.4cm" svg:y2="13.6cm">
          <text:p/>
        </draw:line>
        <draw:custom-shape draw:style-name="gr10" draw:text-style-name="P1" draw:layer="layout" svg:width="0.4cm" svg:height="1.6cm" svg:x="22.2cm" svg:y="7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8cm" svg:x="22.2cm" svg:y="9.6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6.077cm" svg:height="0.748cm" svg:x="9.8cm" svg:y="5.652cm">
          <draw:text-box>
            <text:p text:style-name="P1">* [for each StandardClass]</text:p>
          </draw:text-box>
        </draw:frame>
        <draw:frame draw:style-name="gr13" draw:text-style-name="P3" draw:layer="layout" svg:width="2.636cm" svg:height="0.748cm" svg:x="16.2cm" svg:y="6.452cm">
          <draw:text-box>
            <text:p text:style-name="P3">* Property</text:p>
          </draw:text-box>
        </draw:frame>
        <draw:custom-shape draw:style-name="gr1" draw:text-style-name="P1" draw:layer="layout" svg:width="4.8cm" svg:height="1.6cm" svg:x="26.4cm" svg:y="10.4cm">
          <text:p text:style-name="P1">NewVisit : Visit</text:p>
          <draw:enhanced-geometry svg:viewBox="0 0 21600 21600" draw:type="rectangle" draw:enhanced-path="M 0 0 L 21600 0 21600 21600 0 21600 0 0 Z N"/>
        </draw:custom-shape>
        <draw:line draw:style-name="gr2" draw:layer="layout" svg:x1="1.8cm" svg:y1="11.2cm" svg:x2="26.4cm" svg:y2="11.2cm">
          <text:p/>
        </draw:line>
        <draw:frame draw:style-name="gr14" draw:layer="layout" svg:width="22.304cm" svg:height="0.747cm" svg:x="2.848cm" svg:y="10.453cm">
          <draw:text-box>
            <text:p>[Description OK &amp; Date OK ?] Visit(CurrentClient, CurrentProperty, SelectedDate, SelectedResponsible)</text:p>
          </draw:text-box>
        </draw:frame>
        <draw:custom-shape draw:style-name="gr15" draw:text-style-name="P1" draw:layer="layout" svg:width="0.8cm" svg:height="0.8cm" svg:x="1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layer="layout" svg:x1="4cm" svg:y1="12.8cm" svg:x2="12cm" svg:y2="12.8cm">
          <text:p/>
        </draw:line>
        <draw:frame draw:style-name="gr16" draw:layer="layout" svg:width="7.161cm" svg:height="0.747cm" svg:x="4cm" svg:y="12.053cm">
          <draw:text-box>
            <text:p>[Description NOK | Date NOK ?]</text:p>
          </draw:text-box>
        </draw:frame>
        <draw:line draw:style-name="gr7" draw:layer="layout" svg:x1="4cm" svg:y1="12.8cm" svg:x2="1.8cm" svg:y2="11.2cm">
          <text:p/>
        </draw:line>
        <draw:line draw:style-name="gr2" draw:layer="layout" svg:x1="2.4cm" svg:y1="8.8cm" svg:x2="2.4cm" svg:y2="13.4cm">
          <text:p/>
        </draw:line>
        <draw:line draw:style-name="gr7" draw:layer="layout" svg:x1="28.8cm" svg:y1="12cm" svg:x2="28.8cm" svg:y2="13.6cm">
          <text:p/>
        </draw:line>
        <draw:custom-shape draw:style-name="gr17" draw:text-style-name="P1" draw:layer="layout" svg:width="0.4cm" svg:height="10.4cm" svg:x="1.4cm" svg:y="3.2cm">
          <text:p/>
          <draw:enhanced-geometry svg:viewBox="0 0 21600 21600" draw:type="rectangle" draw:enhanced-path="M 0 0 L 21600 0 21600 21600 0 21600 0 0 Z N"/>
        </draw:custom-shape>
        <draw:g>
          <draw:custom-shape draw:style-name="gr18" draw:text-style-name="P1" draw:layer="layout" svg:width="0.8cm" svg:height="0.8cm" svg:x="1.2cm" svg:y="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layer="layout" svg:x1="1.6cm" svg:y1="1.6cm" svg:x2="1.6cm" svg:y2="0.8cm">
            <text:p/>
          </draw:line>
          <draw:line draw:style-name="gr19" draw:layer="layout" svg:x1="1.2cm" svg:y1="1cm" svg:x2="2cm" svg:y2="1cm">
            <text:p/>
          </draw:line>
          <draw:line draw:style-name="gr19" draw:layer="layout" svg:x1="1.2cm" svg:y1="2.4cm" svg:x2="1.6cm" svg:y2="1.6cm">
            <text:p/>
          </draw:line>
          <draw:line draw:style-name="gr19" draw:layer="layout" svg:x1="2cm" svg:y1="2.4cm" svg:x2="1.6cm" svg:y2="1.6cm">
            <text:p/>
          </draw:line>
        </draw:g>
        <draw:frame draw:style-name="gr20" draw:layer="layout" svg:width="4cm" svg:height="0.8cm" svg:x="-0.4cm" svg:y="2.4cm">
          <draw:text-box>
            <text:p>E : Employee</text:p>
          </draw:text-box>
        </draw:frame>
        <draw:custom-shape draw:style-name="gr21" draw:text-style-name="P1" draw:layer="layout" svg:width="9cm" svg:height="1.8cm" svg:x="19cm" svg:y="0.8cm">
          <text:p text:style-name="P1">Prendre en compte le fait qu'un client n'est pas intéressé par un bie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1.2cm" fo:page-height="1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20:46:52.243000000</meta:creation-date>
    <dc:title>Diagramme</dc:title>
    <meta:editing-duration>PT55M10S</meta:editing-duration>
    <meta:editing-cycles>12</meta:editing-cycles>
    <meta:generator>LibreOffice/4.3.4.1$Windows_x86 LibreOffice_project/bc356b2f991740509f321d70e4512a6a54c5f243</meta:generator>
    <dc:date>2015-01-28T18:15:40.078000000</dc:date>
    <meta:document-statistic meta:object-count="39"/>
    <meta:template xlink:type="simple" xlink:actuate="onRequest" xlink:title="Diagramme" xlink:href="../../../../../../AppData/Roaming/LibreOffice/4/user/template/Diagramme.otg" meta:date="2015-01-25T20:46:52.087000000"/>
  </office:meta>
</office:document-meta>
</file>